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de Potência <text:s/>(6)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0.53333333333333333" table:formula="of:=[.$D41]*([.$E41]/[.$E$53])" table:style-name="ce1">
            <text:p>0.5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Laboratório de Sistemas <text:s/>(6)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42]*([.$E42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6">
            <text:p>Projeto / Estágio <text:s/>(12)</text:p>
          </table:table-cell>
          <table:covered-table-cell table:number-columns-repeated="2"/>
          <table:table-cell office:value-type="float" office:value="13" table:style-name="ce18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0.8666666666666667" table:formula="of:=[.$D48]*([.$E48]/[.$E$53])" table:style-name="ce1">
            <text:p>0.8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7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41935483870968" table:formula="of:=SUM([.D6:.D52])/31" table:style-name="ce19">
            <text:p>12.7</text:p>
          </table:table-cell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2.788888888888893" table:formula="of:=SUM([.F6:.F52])" table:style-name="ce1">
            <text:p>12.7888888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2 nota final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ó apartir de 12 nas três que faltam tiro nota final 13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1">
            <text:p>Expecte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Done</text:p>
          </table:table-cell>
          <table:table-cell table:number-columns-repeated="16383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sergio santos</meta:initial-creator>
    <dc:creator>sergio santos</dc:creator>
    <meta:creation-date>2019-09-16T11:35:27Z</meta:creation-date>
    <dc:date>2021-02-10T13:32:42Z</dc:date>
    <meta:print-date>2021-02-10T11:39:53Z</meta:print-date>
    <meta:editing-cycles>54</meta:editing-cycles>
    <meta:editing-duration>PT5095S</meta:editing-duration>
  </office:meta>
</office:document-meta>
</file>